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c2a0d"/>
    </style:style>
    <style:style style:name="P2" style:family="paragraph" style:parent-style-name="Standard">
      <style:text-properties fo:language="en" fo:country="US" officeooo:rsid="001c2a0d" officeooo:paragraph-rsid="00291ecb"/>
    </style:style>
    <style:style style:name="P3" style:family="paragraph" style:parent-style-name="Standard">
      <style:text-properties fo:language="en" fo:country="US" officeooo:rsid="001c2a0d" officeooo:paragraph-rsid="004c6839"/>
    </style:style>
    <style:style style:name="P4" style:family="paragraph" style:parent-style-name="Standard">
      <style:text-properties fo:language="en" fo:country="US" fo:font-weight="bold" officeooo:rsid="0022788d" officeooo:paragraph-rsid="0022788d" style:font-weight-asian="bold" style:font-weight-complex="bold"/>
    </style:style>
    <style:style style:name="P5" style:family="paragraph" style:parent-style-name="Standard">
      <style:text-properties fo:language="en" fo:country="US" fo:font-weight="bold" officeooo:rsid="002a25a8" officeooo:paragraph-rsid="002a25a8" style:font-weight-asian="bold" style:font-weight-complex="bold"/>
    </style:style>
    <style:style style:name="P6" style:family="paragraph" style:parent-style-name="Standard">
      <style:text-properties fo:language="en" fo:country="US" fo:font-weight="bold" officeooo:rsid="002bba9a" officeooo:paragraph-rsid="002bba9a" style:font-weight-asian="bold" style:font-weight-complex="bold"/>
    </style:style>
    <style:style style:name="P7" style:family="paragraph" style:parent-style-name="Standard">
      <style:text-properties fo:language="en" fo:country="US" fo:font-weight="bold" officeooo:rsid="0039e7a0" officeooo:paragraph-rsid="0039e7a0" style:font-weight-asian="bold" style:font-weight-complex="bold"/>
    </style:style>
    <style:style style:name="P8" style:family="paragraph" style:parent-style-name="Standard">
      <style:text-properties fo:language="en" fo:country="US" fo:font-weight="bold" officeooo:rsid="003a52d6" officeooo:paragraph-rsid="003a52d6" style:font-weight-asian="bold" style:font-weight-complex="bold"/>
    </style:style>
    <style:style style:name="P9" style:family="paragraph" style:parent-style-name="Standard">
      <style:text-properties fo:language="en" fo:country="US" fo:font-weight="bold" officeooo:rsid="00343bfb" officeooo:paragraph-rsid="00343bfb" style:font-weight-asian="bold" style:font-weight-complex="bold"/>
    </style:style>
    <style:style style:name="P10" style:family="paragraph" style:parent-style-name="Standard">
      <style:text-properties fo:language="en" fo:country="US" fo:font-weight="bold" officeooo:rsid="003f93bd" officeooo:paragraph-rsid="003f93bd" style:font-weight-asian="bold" style:font-weight-complex="bold"/>
    </style:style>
    <style:style style:name="P11" style:family="paragraph" style:parent-style-name="Standard">
      <style:text-properties fo:language="en" fo:country="US" fo:font-weight="bold" officeooo:rsid="0042c38e" officeooo:paragraph-rsid="0042c38e" style:font-weight-asian="bold" style:font-weight-complex="bold"/>
    </style:style>
    <style:style style:name="P12" style:family="paragraph" style:parent-style-name="Standard">
      <style:text-properties fo:language="en" fo:country="US" fo:font-weight="bold" officeooo:rsid="004513d4" officeooo:paragraph-rsid="004513d4" style:font-weight-asian="bold" style:font-weight-complex="bold"/>
    </style:style>
    <style:style style:name="P13" style:family="paragraph" style:parent-style-name="Standard">
      <style:text-properties fo:language="en" fo:country="US" fo:font-weight="bold" officeooo:rsid="0051d761" officeooo:paragraph-rsid="0051d761" style:font-weight-asian="bold" style:font-weight-complex="bold"/>
    </style:style>
    <style:style style:name="P14" style:family="paragraph" style:parent-style-name="Standard">
      <style:text-properties fo:language="en" fo:country="US" fo:font-weight="bold" officeooo:rsid="0026a34d" officeooo:paragraph-rsid="0026a34d" style:font-weight-asian="bold" style:font-weight-complex="bold"/>
    </style:style>
    <style:style style:name="P15" style:family="paragraph" style:parent-style-name="Standard">
      <style:text-properties fo:language="en" fo:country="US" fo:font-weight="bold" officeooo:rsid="00384645" officeooo:paragraph-rsid="00384645" style:font-weight-asian="bold" style:font-weight-complex="bold"/>
    </style:style>
    <style:style style:name="P16" style:family="paragraph" style:parent-style-name="Standard">
      <style:text-properties fo:language="en" fo:country="US" officeooo:rsid="001fc5ce" officeooo:paragraph-rsid="001fc5ce"/>
    </style:style>
    <style:style style:name="P17" style:family="paragraph" style:parent-style-name="Standard">
      <style:text-properties fo:language="en" fo:country="US" officeooo:rsid="0020996f" officeooo:paragraph-rsid="0020996f"/>
    </style:style>
    <style:style style:name="P18" style:family="paragraph" style:parent-style-name="Standard">
      <style:text-properties fo:language="en" fo:country="US" officeooo:rsid="0022788d" officeooo:paragraph-rsid="0022788d"/>
    </style:style>
    <style:style style:name="P19" style:family="paragraph" style:parent-style-name="Standard">
      <style:text-properties fo:language="en" fo:country="US" officeooo:rsid="00245752" officeooo:paragraph-rsid="00245752"/>
    </style:style>
    <style:style style:name="P20" style:family="paragraph" style:parent-style-name="Standard">
      <style:text-properties fo:language="en" fo:country="US" officeooo:rsid="00256cd4" officeooo:paragraph-rsid="00256cd4"/>
    </style:style>
    <style:style style:name="P21" style:family="paragraph" style:parent-style-name="Standard">
      <style:text-properties fo:language="en" fo:country="US" officeooo:rsid="0026a34d" officeooo:paragraph-rsid="0026a34d"/>
    </style:style>
    <style:style style:name="P22" style:family="paragraph" style:parent-style-name="Standard">
      <style:paragraph-properties fo:text-align="start" style:justify-single-word="false"/>
      <style:text-properties fo:language="en" fo:country="US"/>
    </style:style>
    <style:style style:name="P23" style:family="paragraph" style:parent-style-name="Standard">
      <style:text-properties fo:language="en" fo:country="US" officeooo:rsid="002bba9a" officeooo:paragraph-rsid="002bba9a"/>
    </style:style>
    <style:style style:name="P24" style:family="paragraph" style:parent-style-name="Standard">
      <style:text-properties fo:language="en" fo:country="US" officeooo:rsid="002bba9a" officeooo:paragraph-rsid="0041852d"/>
    </style:style>
    <style:style style:name="P25" style:family="paragraph" style:parent-style-name="Standard">
      <style:text-properties fo:language="en" fo:country="US" officeooo:rsid="002e0fcd" officeooo:paragraph-rsid="002e0fcd"/>
    </style:style>
    <style:style style:name="P26" style:family="paragraph" style:parent-style-name="Standard">
      <style:text-properties fo:language="en" fo:country="US" officeooo:rsid="00300826" officeooo:paragraph-rsid="00300826"/>
    </style:style>
    <style:style style:name="P27" style:family="paragraph" style:parent-style-name="Standard">
      <style:text-properties fo:language="en" fo:country="US" officeooo:rsid="00367e07" officeooo:paragraph-rsid="00367e07"/>
    </style:style>
    <style:style style:name="P28" style:family="paragraph" style:parent-style-name="Standard">
      <style:text-properties fo:language="en" fo:country="US" officeooo:rsid="00367e07" officeooo:paragraph-rsid="00384645"/>
    </style:style>
    <style:style style:name="P29" style:family="paragraph" style:parent-style-name="Standard">
      <style:text-properties fo:language="en" fo:country="US" officeooo:rsid="00395263" officeooo:paragraph-rsid="00395263"/>
    </style:style>
    <style:style style:name="P30" style:family="paragraph" style:parent-style-name="Standard">
      <style:text-properties fo:language="en" fo:country="US" fo:font-weight="normal" officeooo:rsid="0034757a" officeooo:paragraph-rsid="002bba9a" style:font-weight-asian="normal" style:font-weight-complex="normal"/>
    </style:style>
    <style:style style:name="P31" style:family="paragraph" style:parent-style-name="Standard">
      <style:text-properties fo:language="en" fo:country="US" fo:font-weight="normal" officeooo:rsid="00384645" officeooo:paragraph-rsid="00384645" style:font-weight-asian="normal" style:font-weight-complex="normal"/>
    </style:style>
    <style:style style:name="P32" style:family="paragraph" style:parent-style-name="Standard">
      <style:text-properties fo:language="en" fo:country="US" fo:font-weight="normal" officeooo:rsid="003a52d6" officeooo:paragraph-rsid="003a52d6" style:font-weight-asian="normal" style:font-weight-complex="normal"/>
    </style:style>
    <style:style style:name="P33" style:family="paragraph" style:parent-style-name="Standard">
      <style:text-properties fo:language="en" fo:country="US" fo:font-weight="normal" officeooo:rsid="003a52d6" officeooo:paragraph-rsid="004513d4" style:font-weight-asian="normal" style:font-weight-complex="normal"/>
    </style:style>
    <style:style style:name="P34" style:family="paragraph" style:parent-style-name="Standard">
      <style:text-properties fo:language="en" fo:country="US" fo:font-weight="normal" officeooo:rsid="003bfa75" officeooo:paragraph-rsid="003bfa75" style:font-weight-asian="normal" style:font-weight-complex="normal"/>
    </style:style>
    <style:style style:name="P35" style:family="paragraph" style:parent-style-name="Standard">
      <style:text-properties fo:language="en" fo:country="US" fo:font-weight="normal" officeooo:rsid="003d6857" officeooo:paragraph-rsid="003d6857" style:font-weight-asian="normal" style:font-weight-complex="normal"/>
    </style:style>
    <style:style style:name="P36" style:family="paragraph" style:parent-style-name="Standard">
      <style:text-properties fo:language="en" fo:country="US" fo:font-weight="normal" officeooo:rsid="001d5ee9" officeooo:paragraph-rsid="003f93bd" style:font-weight-asian="normal" style:font-weight-complex="normal"/>
    </style:style>
    <style:style style:name="P37" style:family="paragraph" style:parent-style-name="Standard">
      <style:text-properties fo:language="en" fo:country="US" fo:font-weight="normal" officeooo:rsid="0043494a" officeooo:paragraph-rsid="004513d4" style:font-weight-asian="normal" style:font-weight-complex="normal"/>
    </style:style>
    <style:style style:name="P38" style:family="paragraph" style:parent-style-name="Standard">
      <style:text-properties fo:language="en" fo:country="US" fo:font-weight="normal" officeooo:rsid="004513d4" officeooo:paragraph-rsid="004513d4" style:font-weight-asian="normal" style:font-weight-complex="normal"/>
    </style:style>
    <style:style style:name="P39" style:family="paragraph" style:parent-style-name="Standard">
      <style:text-properties fo:language="en" fo:country="US" officeooo:rsid="0038468f" officeooo:paragraph-rsid="0038468f"/>
    </style:style>
    <style:style style:name="P40" style:family="paragraph" style:parent-style-name="Standard">
      <style:text-properties fo:language="en" fo:country="US" officeooo:rsid="00343bfb" officeooo:paragraph-rsid="00343bfb"/>
    </style:style>
    <style:style style:name="P41" style:family="paragraph" style:parent-style-name="Standard">
      <style:text-properties fo:language="en" fo:country="US" officeooo:rsid="001d5ee9" officeooo:paragraph-rsid="00291ecb"/>
    </style:style>
    <style:style style:name="P42" style:family="paragraph" style:parent-style-name="Standard">
      <style:text-properties fo:language="en" fo:country="US" officeooo:rsid="001d5ee9" officeooo:paragraph-rsid="003f93bd"/>
    </style:style>
    <style:style style:name="P43" style:family="paragraph" style:parent-style-name="Standard">
      <style:text-properties fo:language="en" fo:country="US" officeooo:rsid="001d5ee9" officeooo:paragraph-rsid="003bfa75"/>
    </style:style>
    <style:style style:name="P44" style:family="paragraph" style:parent-style-name="Standard">
      <style:text-properties fo:language="en" fo:country="US" officeooo:rsid="0026c468" officeooo:paragraph-rsid="0041852d"/>
    </style:style>
    <style:style style:name="P45" style:family="paragraph" style:parent-style-name="Standard">
      <style:text-properties fo:language="en" fo:country="US" officeooo:rsid="002c1310" officeooo:paragraph-rsid="002bba9a"/>
    </style:style>
    <style:style style:name="P46" style:family="paragraph" style:parent-style-name="Standard">
      <style:text-properties fo:language="en" fo:country="US" officeooo:rsid="0041852d" officeooo:paragraph-rsid="0041852d"/>
    </style:style>
    <style:style style:name="P47" style:family="paragraph" style:parent-style-name="Standard">
      <style:text-properties fo:language="en" fo:country="US" officeooo:rsid="004814d6" officeooo:paragraph-rsid="004814d6"/>
    </style:style>
    <style:style style:name="P48" style:family="paragraph" style:parent-style-name="Standard">
      <style:text-properties fo:language="en" fo:country="US" officeooo:rsid="00488850" officeooo:paragraph-rsid="00488850"/>
    </style:style>
    <style:style style:name="P49" style:family="paragraph" style:parent-style-name="Standard">
      <style:text-properties fo:language="en" fo:country="US" officeooo:rsid="004fcf7a" officeooo:paragraph-rsid="004fcf7a"/>
    </style:style>
    <style:style style:name="P50" style:family="paragraph" style:parent-style-name="Standard">
      <style:text-properties fo:language="en" fo:country="US" officeooo:rsid="0051d761" officeooo:paragraph-rsid="0051d761"/>
    </style:style>
    <style:style style:name="P51" style:family="paragraph" style:parent-style-name="Standard">
      <style:text-properties fo:language="en" fo:country="US" officeooo:rsid="0043494a" officeooo:paragraph-rsid="004513d4"/>
    </style:style>
    <style:style style:name="P52" style:family="paragraph" style:parent-style-name="Standard">
      <style:text-properties fo:language="en" fo:country="US" officeooo:rsid="004513d4" officeooo:paragraph-rsid="004513d4"/>
    </style:style>
    <style:style style:name="P53" style:family="paragraph" style:parent-style-name="Standard">
      <style:text-properties officeooo:paragraph-rsid="001d5ee9"/>
    </style:style>
    <style:style style:name="P54" style:family="paragraph" style:parent-style-name="Standard">
      <style:text-properties officeooo:rsid="001fc5ce" officeooo:paragraph-rsid="001fc5ce"/>
    </style:style>
    <style:style style:name="P55" style:family="paragraph" style:parent-style-name="Standard">
      <style:text-properties fo:font-size="15pt" fo:language="en" fo:country="US" fo:font-weight="bold" officeooo:rsid="001fc5ce" officeooo:paragraph-rsid="001fc5ce" style:font-size-asian="15pt" style:font-weight-asian="bold" style:font-size-complex="15pt" style:font-weight-complex="bold"/>
    </style:style>
    <style:style style:name="P56" style:family="paragraph" style:parent-style-name="Standard">
      <style:text-properties fo:font-size="15pt" fo:language="en" fo:country="US" fo:font-weight="bold" officeooo:rsid="001c2a0d" style:font-size-asian="15pt" style:font-weight-asian="bold" style:font-size-complex="15pt" style:font-weight-complex="bold"/>
    </style:style>
    <style:style style:name="P57" style:family="paragraph" style:parent-style-name="Standard">
      <style:text-properties fo:font-size="15pt" fo:language="en" fo:country="US" fo:font-weight="bold" officeooo:rsid="00256cd4" officeooo:paragraph-rsid="00256cd4" style:font-size-asian="15pt" style:font-weight-asian="bold" style:font-size-complex="15pt" style:font-weight-complex="bold"/>
    </style:style>
    <style:style style:name="P58" style:family="paragraph" style:parent-style-name="Standard">
      <style:text-properties fo:font-size="15pt" fo:language="en" fo:country="US" fo:font-weight="bold" officeooo:rsid="004fcf7a" officeooo:paragraph-rsid="004fcf7a" style:font-size-asian="15pt" style:font-weight-asian="bold" style:font-size-complex="15pt" style:font-weight-complex="bold"/>
    </style:style>
    <style:style style:name="P59" style:family="paragraph" style:parent-style-name="Standard">
      <style:text-properties fo:font-size="15pt" fo:language="en" fo:country="US" fo:font-weight="bold" officeooo:rsid="004c6839" officeooo:paragraph-rsid="004c6839" style:font-size-asian="15pt" style:font-weight-asian="bold" style:font-size-complex="15pt" style:font-weight-complex="bold"/>
    </style:style>
    <style:style style:name="P60" style:family="paragraph" style:parent-style-name="Standard">
      <style:text-properties fo:font-size="15pt" fo:language="en" fo:country="US" fo:font-weight="normal" officeooo:rsid="004b1949" officeooo:paragraph-rsid="004b1949" style:font-size-asian="15pt" style:font-weight-asian="normal" style:font-size-complex="15pt" style:font-weight-complex="normal"/>
    </style:style>
    <style:style style:name="P61" style:family="paragraph" style:parent-style-name="Standard">
      <style:text-properties fo:font-size="15pt" fo:font-weight="bold" officeooo:paragraph-rsid="0020996f" style:font-size-asian="15pt" style:font-weight-asian="bold" style:font-size-complex="15pt" style:font-weight-complex="bold"/>
    </style:style>
    <style:style style:name="P62" style:family="paragraph" style:parent-style-name="Standard">
      <style:text-properties officeooo:rsid="0020996f" officeooo:paragraph-rsid="0020996f"/>
    </style:style>
    <style:style style:name="P63" style:family="paragraph" style:parent-style-name="Standard">
      <style:text-properties officeooo:rsid="0020996f" officeooo:paragraph-rsid="0020d0af"/>
    </style:style>
    <style:style style:name="P64" style:family="paragraph" style:parent-style-name="Standard">
      <style:text-properties officeooo:rsid="0022788d" officeooo:paragraph-rsid="0022788d"/>
    </style:style>
    <style:style style:name="P65" style:family="paragraph" style:parent-style-name="Standard">
      <style:text-properties officeooo:paragraph-rsid="0022788d"/>
    </style:style>
    <style:style style:name="P66" style:family="paragraph" style:parent-style-name="Standard">
      <style:text-properties officeooo:rsid="00245752" officeooo:paragraph-rsid="00245752"/>
    </style:style>
    <style:style style:name="P67" style:family="paragraph" style:parent-style-name="Standard">
      <style:text-properties fo:font-size="12pt" fo:language="en" fo:country="US" fo:font-weight="bold" officeooo:rsid="0020996f" officeooo:paragraph-rsid="0020996f" style:font-size-asian="12pt" style:font-weight-asian="bold" style:font-size-complex="12pt" style:font-weight-complex="bold"/>
    </style:style>
    <style:style style:name="P68" style:family="paragraph" style:parent-style-name="Standard">
      <style:text-properties fo:font-size="12pt" fo:language="en" fo:country="US" fo:font-weight="bold" officeooo:rsid="004814d6" officeooo:paragraph-rsid="004814d6" style:font-size-asian="12pt" style:font-weight-asian="bold" style:font-size-complex="12pt" style:font-weight-complex="bold"/>
    </style:style>
    <style:style style:name="P69" style:family="paragraph" style:parent-style-name="Standard">
      <style:text-properties fo:font-size="12pt" fo:language="en" fo:country="US" fo:font-weight="bold" officeooo:rsid="004b1949" officeooo:paragraph-rsid="004b1949" style:font-size-asian="12pt" style:font-weight-asian="bold" style:font-size-complex="12pt" style:font-weight-complex="bold"/>
    </style:style>
    <style:style style:name="P70" style:family="paragraph" style:parent-style-name="Standard">
      <style:text-properties fo:font-size="12pt" fo:language="en" fo:country="US" fo:font-weight="normal" officeooo:rsid="004513d4" officeooo:paragraph-rsid="004513d4" style:font-size-asian="12pt" style:font-weight-asian="normal" style:font-size-complex="12pt" style:font-weight-complex="normal"/>
    </style:style>
    <style:style style:name="P71" style:family="paragraph" style:parent-style-name="Standard">
      <style:text-properties fo:font-size="12pt" fo:language="en" fo:country="US" fo:font-weight="normal" officeooo:rsid="0045c5d4" officeooo:paragraph-rsid="0045c5d4" style:font-size-asian="12pt" style:font-weight-asian="normal" style:font-size-complex="12pt" style:font-weight-complex="normal"/>
    </style:style>
    <style:style style:name="P72" style:family="paragraph" style:parent-style-name="Standard">
      <style:text-properties fo:font-size="12pt" fo:language="en" fo:country="US" fo:font-weight="normal" officeooo:rsid="0045c5d4" officeooo:paragraph-rsid="004814d6" style:font-size-asian="12pt" style:font-weight-asian="normal" style:font-size-complex="12pt" style:font-weight-complex="normal"/>
    </style:style>
    <style:style style:name="P73" style:family="paragraph" style:parent-style-name="Standard">
      <style:text-properties fo:font-size="12pt" fo:language="en" fo:country="US" fo:font-weight="normal" officeooo:rsid="004814d6" officeooo:paragraph-rsid="004814d6" style:font-size-asian="12pt" style:font-weight-asian="normal" style:font-size-complex="12pt" style:font-weight-complex="normal"/>
    </style:style>
    <style:style style:name="P74" style:family="paragraph" style:parent-style-name="Standard">
      <style:text-properties fo:font-size="12pt" fo:language="en" fo:country="US" fo:font-weight="normal" officeooo:rsid="004b1949" officeooo:paragraph-rsid="004b1949" style:font-size-asian="12pt" style:font-weight-asian="normal" style:font-size-complex="12pt" style:font-weight-complex="normal"/>
    </style:style>
    <style:style style:name="P75" style:family="paragraph" style:parent-style-name="Standard">
      <style:text-properties fo:font-size="12pt" fo:language="en" fo:country="US" fo:font-weight="normal" officeooo:rsid="004b1949" officeooo:paragraph-rsid="0051d761" style:font-size-asian="12pt" style:font-weight-asian="normal" style:font-size-complex="12pt" style:font-weight-complex="normal"/>
    </style:style>
    <style:style style:name="P76" style:family="paragraph" style:parent-style-name="Standard">
      <style:text-properties fo:font-size="12pt" fo:language="en" fo:country="US" fo:font-weight="normal" officeooo:rsid="0051d761" officeooo:paragraph-rsid="0051d761" style:font-size-asian="12pt" style:font-weight-asian="normal" style:font-size-complex="12pt" style:font-weight-complex="normal"/>
    </style:style>
    <style:style style:name="P77" style:family="paragraph" style:parent-style-name="Standard">
      <style:text-properties fo:font-size="12pt" fo:language="en" fo:country="US" fo:font-weight="normal" officeooo:rsid="004645f7" officeooo:paragraph-rsid="004645f7" style:font-size-asian="12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</style:style>
    <style:style style:name="P79" style:family="paragraph" style:parent-style-name="Standard">
      <style:text-properties officeooo:paragraph-rsid="0030cf25"/>
    </style:style>
    <style:style style:name="P80" style:family="paragraph" style:parent-style-name="Standard">
      <style:text-properties officeooo:rsid="0038468f" officeooo:paragraph-rsid="0038468f"/>
    </style:style>
    <style:style style:name="P81" style:family="paragraph" style:parent-style-name="Standard">
      <style:text-properties officeooo:paragraph-rsid="00343bfb"/>
    </style:style>
    <style:style style:name="P82" style:family="paragraph" style:parent-style-name="Standard">
      <style:text-properties fo:font-weight="bold" officeooo:rsid="003bfa75" officeooo:paragraph-rsid="003bfa75" style:font-weight-asian="bold" style:font-weight-complex="bold"/>
    </style:style>
    <style:style style:name="P83" style:family="paragraph" style:parent-style-name="Standard">
      <style:text-properties fo:font-weight="normal" officeooo:rsid="003bfa75" officeooo:paragraph-rsid="003bfa75" style:font-weight-asian="normal" style:font-weight-complex="normal"/>
    </style:style>
    <style:style style:name="P84" style:family="paragraph" style:parent-style-name="Standard">
      <style:text-properties officeooo:paragraph-rsid="003bfa75"/>
    </style:style>
    <style:style style:name="P85" style:family="paragraph" style:parent-style-name="Standard">
      <style:text-properties officeooo:paragraph-rsid="003f93bd"/>
    </style:style>
    <style:style style:name="P86" style:family="paragraph" style:parent-style-name="Standard">
      <style:text-properties officeooo:paragraph-rsid="004513d4"/>
    </style:style>
    <style:style style:name="P87" style:family="paragraph" style:parent-style-name="Standard">
      <style:text-properties officeooo:paragraph-rsid="004645f7"/>
    </style:style>
    <style:style style:name="P88" style:family="paragraph" style:parent-style-name="Standard">
      <style:text-properties fo:language="en" fo:country="US" fo:font-weight="normal" officeooo:rsid="003a52d6" officeooo:paragraph-rsid="003a52d6" style:font-weight-asian="normal" style:font-weight-complex="normal"/>
    </style:style>
    <style:style style:name="P89" style:family="paragraph" style:parent-style-name="Standard">
      <style:text-properties fo:language="en" fo:country="US" fo:font-weight="normal" officeooo:rsid="00569cf8" officeooo:paragraph-rsid="00569cf8" style:font-weight-asian="normal" style:font-weight-complex="normal"/>
    </style:style>
    <style:style style:name="P90" style:family="paragraph" style:parent-style-name="Standard">
      <style:text-properties fo:language="en" fo:country="US" fo:font-weight="normal" officeooo:rsid="00575e68" officeooo:paragraph-rsid="00575e68" style:font-weight-asian="normal" style:font-weight-complex="normal"/>
    </style:style>
    <style:style style:name="P91" style:family="paragraph" style:parent-style-name="Standard">
      <style:text-properties fo:language="en" fo:country="US" fo:font-weight="normal" officeooo:rsid="00588ac4" officeooo:paragraph-rsid="00588ac4" style:font-weight-asian="normal" style:font-weight-complex="normal"/>
    </style:style>
    <style:style style:name="P92" style:family="paragraph" style:parent-style-name="Standard">
      <style:text-properties fo:language="en" fo:country="US" fo:font-weight="bold" officeooo:rsid="00575e68" officeooo:paragraph-rsid="00575e68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d5ee9"/>
    </style:style>
    <style:style style:name="T3" style:family="text">
      <style:text-properties fo:language="en" fo:country="US" officeooo:rsid="001c2a0d"/>
    </style:style>
    <style:style style:name="T4" style:family="text">
      <style:text-properties fo:language="en" fo:country="US" officeooo:rsid="001fc5ce"/>
    </style:style>
    <style:style style:name="T5" style:family="text">
      <style:text-properties fo:language="en" fo:country="US" officeooo:rsid="0020996f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language="en" fo:country="US" fo:font-weight="bold" officeooo:rsid="00343bfb" style:font-weight-asian="bold" style:font-weight-complex="bold"/>
    </style:style>
    <style:style style:name="T8" style:family="text">
      <style:text-properties fo:language="en" fo:country="US" fo:font-weight="bold" officeooo:rsid="003e06c0" style:font-weight-asian="bold" style:font-weight-complex="bold"/>
    </style:style>
    <style:style style:name="T9" style:family="text">
      <style:text-properties fo:language="en" fo:country="US" fo:font-weight="bold" officeooo:rsid="003f93bd" style:font-weight-asian="bold" style:font-weight-complex="bold"/>
    </style:style>
    <style:style style:name="T10" style:family="text">
      <style:text-properties fo:language="en" fo:country="US" officeooo:rsid="0020d0af"/>
    </style:style>
    <style:style style:name="T11" style:family="text">
      <style:text-properties fo:language="en" fo:country="US" officeooo:rsid="0022788d"/>
    </style:style>
    <style:style style:name="T12" style:family="text">
      <style:text-properties fo:language="en" fo:country="US" officeooo:rsid="00251254"/>
    </style:style>
    <style:style style:name="T13" style:family="text">
      <style:text-properties fo:language="en" fo:country="US" officeooo:rsid="0030cf25"/>
    </style:style>
    <style:style style:name="T14" style:family="text">
      <style:text-properties fo:language="en" fo:country="US" officeooo:rsid="00300826"/>
    </style:style>
    <style:style style:name="T15" style:family="text">
      <style:text-properties fo:language="en" fo:country="US" officeooo:rsid="00343bfb"/>
    </style:style>
    <style:style style:name="T16" style:family="text">
      <style:text-properties fo:language="en" fo:country="US" officeooo:rsid="0038468f"/>
    </style:style>
    <style:style style:name="T17" style:family="text">
      <style:text-properties fo:language="en" fo:country="US" officeooo:rsid="003d6857"/>
    </style:style>
    <style:style style:name="T18" style:family="text">
      <style:text-properties fo:language="en" fo:country="US" fo:font-weight="normal" officeooo:rsid="003bfa75" style:font-weight-asian="normal" style:font-weight-complex="normal"/>
    </style:style>
    <style:style style:name="T19" style:family="text">
      <style:text-properties fo:language="en" fo:country="US" fo:font-weight="normal" officeooo:rsid="003d6857" style:font-weight-asian="normal" style:font-weight-complex="normal"/>
    </style:style>
    <style:style style:name="T20" style:family="text">
      <style:text-properties fo:language="en" fo:country="US" officeooo:rsid="003e06c0"/>
    </style:style>
    <style:style style:name="T21" style:family="text">
      <style:text-properties fo:language="en" fo:country="US" officeooo:rsid="003f93bd"/>
    </style:style>
    <style:style style:name="T22" style:family="text">
      <style:text-properties fo:language="en" fo:country="US" officeooo:rsid="004513d4"/>
    </style:style>
    <style:style style:name="T23" style:family="text">
      <style:text-properties officeooo:rsid="002d2251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2d2251" style:font-weight-asian="bold" style:font-weight-complex="bold"/>
    </style:style>
    <style:style style:name="T26" style:family="text">
      <style:text-properties fo:font-weight="bold" officeooo:rsid="0032c78f" style:font-weight-asian="bold" style:font-weight-complex="bold"/>
    </style:style>
    <style:style style:name="T27" style:family="text">
      <style:text-properties fo:font-weight="bold" officeooo:rsid="0034757a" style:font-weight-asian="bold" style:font-weight-complex="bold"/>
    </style:style>
    <style:style style:name="T28" style:family="text">
      <style:text-properties fo:font-weight="bold" officeooo:rsid="00384645" style:font-weight-asian="bold" style:font-weight-complex="bold"/>
    </style:style>
    <style:style style:name="T29" style:family="text">
      <style:text-properties fo:font-weight="bold" officeooo:rsid="004513d4" style:font-weight-asian="bold" style:font-weight-complex="bold"/>
    </style:style>
    <style:style style:name="T30" style:family="text">
      <style:text-properties fo:font-weight="bold" officeooo:rsid="0039e7a0" style:font-weight-asian="bold" style:font-weight-complex="bold"/>
    </style:style>
    <style:style style:name="T31" style:family="text">
      <style:text-properties officeooo:rsid="002e0fcd"/>
    </style:style>
    <style:style style:name="T32" style:family="text">
      <style:text-properties officeooo:rsid="00300826"/>
    </style:style>
    <style:style style:name="T33" style:family="text">
      <style:text-properties officeooo:rsid="0032c78f"/>
    </style:style>
    <style:style style:name="T34" style:family="text">
      <style:text-properties officeooo:rsid="0034757a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34757a" style:font-weight-asian="normal" style:font-weight-complex="normal"/>
    </style:style>
    <style:style style:name="T37" style:family="text">
      <style:text-properties fo:font-weight="normal" officeooo:rsid="00384645" style:font-weight-asian="normal" style:font-weight-complex="normal"/>
    </style:style>
    <style:style style:name="T38" style:family="text">
      <style:text-properties officeooo:rsid="00384645"/>
    </style:style>
    <style:style style:name="T39" style:family="text">
      <style:text-properties officeooo:rsid="0041852d"/>
    </style:style>
    <style:style style:name="T40" style:family="text">
      <style:text-properties officeooo:rsid="0042c38e"/>
    </style:style>
    <style:style style:name="T41" style:family="text">
      <style:text-properties officeooo:rsid="004513d4"/>
    </style:style>
    <style:style style:name="T42" style:family="text">
      <style:text-properties officeooo:rsid="0045c5d4"/>
    </style:style>
    <style:style style:name="T43" style:family="text">
      <style:text-properties officeooo:rsid="004645f7"/>
    </style:style>
    <style:style style:name="T44" style:family="text">
      <style:text-properties fo:font-size="12pt" fo:language="en" fo:country="US" fo:font-weight="normal" officeooo:rsid="0045c5d4" style:font-size-asian="12pt" style:font-weight-asian="normal" style:font-size-complex="12pt" style:font-weight-complex="normal"/>
    </style:style>
    <style:style style:name="T45" style:family="text">
      <style:text-properties fo:font-size="12pt" fo:language="en" fo:country="US" fo:font-weight="normal" officeooo:rsid="004645f7" style:font-size-asian="12pt" style:font-weight-asian="normal" style:font-size-complex="12pt" style:font-weight-complex="normal"/>
    </style:style>
    <style:style style:name="T46" style:family="text">
      <style:text-properties fo:font-size="12pt" fo:language="en" fo:country="US" fo:font-weight="bold" officeooo:rsid="004645f7" style:font-size-asian="12pt" style:font-weight-asian="bold" style:font-size-complex="12pt" style:font-weight-complex="bold"/>
    </style:style>
    <style:style style:name="T47" style:family="text">
      <style:text-properties officeooo:rsid="004814d6"/>
    </style:style>
    <style:style style:name="T48" style:family="text">
      <style:text-properties officeooo:rsid="00488850"/>
    </style:style>
    <style:style style:name="T49" style:family="text">
      <style:text-properties officeooo:rsid="004934f6"/>
    </style:style>
    <style:style style:name="T50" style:family="text">
      <style:text-properties officeooo:rsid="004c6839"/>
    </style:style>
    <style:style style:name="T51" style:family="text">
      <style:text-properties officeooo:rsid="0051d76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MTP – send e-mail.</text:p>
      <text:p text:style-name="P22">User submits mail on port 587 or 465. SMTP servers exchange mails using port 25</text:p>
      <text:p text:style-name="P22"/>
      <text:p text:style-name="P22">POP3 – receive and delete e-mails.</text:p>
      <text:p text:style-name="P22">Client downloads mails and normally delete them from server. Port 110, if over SSL/TLS – port 995. </text:p>
      <text:p text:style-name="P78"><text:span text:style-name="T1">Client opens sessions. Available messages are identified by numbers </text:span><text:span text:style-name="T6">specific to this session</text:span><text:span text:style-name="T1"> or rarely by unique id. Client retrieves messages, which become marked for deletion. Marked for deletion msg will be deleted after this session termination.</text:span></text:p>
      <text:p text:style-name="P78"/>
      <text:p text:style-name="P22">IMAP – Multiple users manage mailbox. Client downloads e-mails and normally does NOT delete from server. Typical port 143, if over SSL/TLS – port 993.</text:p>
      <text:p text:style-name="P22"/>
      <text:p text:style-name="P1">Smarthost – knows how to forward email to recepient’s mail server.</text:p>
      <text:p text:style-name="P1"/>
      <text:p text:style-name="P59">Embedded smtp servers</text:p>
      <text:p text:style-name="P3"><text:span text:style-name="T50">1) </text:span>org.subethamail:subethasmtp:3.1.7</text:p>
      <text:p text:style-name="P1"/>
      <text:p text:style-name="P56">GreenMail – <text:span text:style-name="T50">smtp server for test</text:span></text:p>
      <text:p text:style-name="P1"/>
      <text:p text:style-name="P55">Implementations</text:p>
      <text:p text:style-name="P16">1) Embedded (for unit-tests)</text:p>
      <text:p text:style-name="P16">&lt;dependency&gt;</text:p>
      <text:p text:style-name="P16"><text:s text:c="4"/>&lt;groupId&gt;com.icegreen&lt;/groupId&gt;</text:p>
      <text:p text:style-name="P16"><text:s text:c="4"/>&lt;artifactId&gt;greenmail&lt;/artifactId&gt;</text:p>
      <text:p text:style-name="P16"><text:s text:c="4"/>&lt;version&gt;1.6.2&lt;/version&gt;</text:p>
      <text:p text:style-name="P16"><text:s text:c="4"/>&lt;scope&gt;test&lt;/scope&gt;</text:p>
      <text:p text:style-name="P16">&lt;/dependency&gt;</text:p>
      <text:p text:style-name="P16"/>
      <text:p text:style-name="P16">2) Standalone server</text:p>
      <text:p text:style-name="P16">3) Standalone in doker</text:p>
      <text:p text:style-name="P16">4) webapp (in application server)</text:p>
      <text:p text:style-name="P54"><text:a xlink:type="simple" xlink:href="https://greenmail-mail-test.github.io/greenmail/#implementation" text:style-name="Internet_20_link" text:visited-style-name="Visited_20_Internet_20_Link"><text:span text:style-name="T1">https://greenmail-mail-test.github.io/greenmail/#implementation</text:span></text:a></text:p>
      <text:p text:style-name="P16"/>
      <text:p text:style-name="P16"/>
      <text:p text:style-name="P61"><text:span text:style-name="T5">Work with </text:span><text:span text:style-name="T4">e</text:span><text:span text:style-name="T5">mbedded</text:span></text:p>
      <text:p text:style-name="P67">Start</text:p>
      <text:p text:style-name="P17">Predefined config:</text:p>
      <text:p text:style-name="P62"><text:span text:style-name="T1">mailServer = new GreenMail(ServerSetupTest.SMTP/POP3/…) - will start with </text:span><text:span text:style-name="T10">NON - </text:span><text:span text:style-name="T1">default ports, change port by </text:span><text:span text:style-name="T6">ServerSetupTest.setPortOffset()</text:span><text:span text:style-name="T1">;</text:span></text:p>
      <text:p text:style-name="P4">or</text:p>
      <text:p text:style-name="P63"><text:span text:style-name="T1">mailServer = new GreenMail(ServerSetup.SMTP/POP3/…) - </text:span><text:span text:style-name="T10">will start WITH default ports</text:span></text:p>
      <text:p text:style-name="P17"/>
      <text:p text:style-name="P17">Custome config:</text:p>
      <text:p text:style-name="P17">mailServer = new GreenMail(new ServerSetup(…), … );</text:p>
      <text:p text:style-name="P16"><text:s/></text:p>
      <text:p text:style-name="P4">Create accounts</text:p>
      <text:p text:style-name="P53"><text:span text:style-name="T11">If no accounts created -</text:span><text:span text:style-name="T2"> all incoming mails. If there is no “to” account – it is created with user and password as “to” value.</text:span></text:p>
      <text:p text:style-name="P54"><text:span text:style-name="T1">Create user by: <text:s/></text:span><text:span text:style-name="T3">GreenMailUser user = greenMail.setUser(…</text:span><text:span text:style-name="T1">)</text:span></text:p>
      <text:p text:style-name="P16"/>
      <text:p text:style-name="P4"><text:soft-page-break/>Checked received</text:p>
      <text:p text:style-name="P17">Wait for incoming mails: </text:p>
      <text:p text:style-name="P17">mailServer.waitForIncomingEmail(&lt;how long to wait&gt;, &lt;how many mails to wait&gt;)</text:p>
      <text:p text:style-name="P17"/>
      <text:p text:style-name="P64"><text:span text:style-name="T5">G</text:span><text:span text:style-name="T1">et messages:</text:span></text:p>
      <text:p text:style-name="P65"><text:span text:style-name="T11">mailServer.getReceivedMessages() </text:span><text:span text:style-name="T12">- for all users, from all folders</text:span></text:p>
      <text:p text:style-name="P18"/>
      <text:p text:style-name="P66"><text:span text:style-name="T11">m</text:span><text:span text:style-name="T1">ultipart?? attachments??</text:span></text:p>
      <text:p text:style-name="P19"/>
      <text:p text:style-name="P20">MimeMessage Message</text:p>
      <text:p text:style-name="P20"/>
      <text:p text:style-name="P5">Upload e-mail for user</text:p>
      <text:p text:style-name="P2">user.deliver(…);</text:p>
      <text:p text:style-name="P79"><text:span text:style-name="T13">Constructed with default Session</text:span><text:span text:style-name="T21">(</text:span><text:span text:style-name="T9">not</text:span><text:span text:style-name="T21"> body text, but txt rep. message)</text:span><text:span text:style-name="T13">: </text:span><text:span text:style-name="T14">GreenMailUtil.newMimeMessage(...)</text:span></text:p>
      <text:p text:style-name="P26">Send textual e-mail: GreenMailUtil.sendMessageBody(…)</text:p>
      <text:p text:style-name="P2"><text:span text:style-name="T32">Send e-mail with attachment: </text:span>GreenMailUtil.sendAttachmentEmail(…<text:span text:style-name="T32">)</text:span></text:p>
      <text:p text:style-name="P85"><text:span text:style-name="T21">Send with def. settings for SMTP: </text:span><text:span text:style-name="T3">GreenMailUtil.sendTextEmailTest();</text:span></text:p>
      <text:p text:style-name="P41"/>
      <text:p text:style-name="P14">JavaMail</text:p>
      <text:p text:style-name="P21"/>
      <text:p text:style-name="P6">Classes from javax.mail:</text:p>
      <text:p text:style-name="P45">Session s = Session.getInstance(&lt;properties&gt;, &lt;Authentificator&gt;)</text:p>
      <text:p text:style-name="P24">Transport <text:span text:style-name="T39">t = s.getTransport(&lt;protocol, …&gt;)</text:span> – <text:span text:style-name="T38">to send()</text:span></text:p>
      <text:p text:style-name="P44"><text:span text:style-name="T39">May cast to </text:span>SMTPTransport, <text:span text:style-name="T39">POP3Transport, IMAPTransport if appropriate protocol was spec.</text:span></text:p>
      <text:p text:style-name="P46">t.send() or Transport.send<text:span text:style-name="T40">()</text:span></text:p>
      <text:p text:style-name="P11">Do not forget t.connect()</text:p>
      <text:p text:style-name="P23"/>
      <text:p text:style-name="P23">Store <text:span text:style-name="T23">st = s.getStore(&lt;</text:span><text:span text:style-name="T33">protocol</text:span><text:span text:style-name="T23">&gt;); </text:span><text:span text:style-name="T33">if no-arg – define prop. </text:span><text:span text:style-name="T26">mail.store.protocol. </text:span><text:span text:style-name="T27">Connect before</text:span><text:span text:style-name="T36"> interaction: st.connect();</text:span></text:p>
      <text:p text:style-name="P27"><text:span text:style-name="T37">Need to cast explicitely to </text:span><text:span text:style-name="T27">P</text:span><text:span text:style-name="T24">OP3Store</text:span><text:span text:style-name="T35"> and </text:span><text:span text:style-name="T24">IMAPStore </text:span><text:span text:style-name="T37">if appropriate protocole was specified.</text:span></text:p>
      <text:p text:style-name="P30"/>
      <text:p text:style-name="P23">Folder <text:span text:style-name="T23">fl = <text:s/>s.getFolder(&lt;name&gt;) </text:span><text:span text:style-name="T25">or</text:span><text:span text:style-name="T23"> st.getFolder(&lt;name&gt;) - </text:span><text:span text:style-name="T27">open before interaction</text:span><text:span text:style-name="T34">: fl.open(&lt;read or read-write&gt;)</text:span></text:p>
      <text:p text:style-name="P28"><text:span text:style-name="T37">Need to cast explicitely to </text:span><text:span text:style-name="T28">POP3 / IMAP Folder</text:span><text:span text:style-name="T37"> if appropriate protocol was spec.</text:span></text:p>
      <text:p text:style-name="P29"><text:span text:style-name="T37">R</text:span><text:span text:style-name="T35">oot of all folders is retrieved by st.</text:span><text:span text:style-name="T24">getDefaultFolder()</text:span></text:p>
      <text:p text:style-name="P31"/>
      <text:p text:style-name="P23">Message – everting about message: header, recipient/sender, ..</text:p>
      <text:p text:style-name="P23">FetchProfile – more efficient prefetching of messages</text:p>
      <text:p text:style-name="P23"/>
      <text:p text:style-name="P23">MimeMessage <text:span text:style-name="T23">msg = new MimeMessage(&lt;</text:span><text:span text:style-name="T31">session, … </text:span><text:span text:style-name="T23">&gt;) - </text:span></text:p>
      <text:p text:style-name="P25">msg.setFrom(…)</text:p>
      <text:p text:style-name="P25">msg.setRecipient(Message.RecipientType.TO/CC… , new <text:span text:style-name="T24">InternetAddress</text:span>(…))</text:p>
      <text:p text:style-name="P46"><text:span text:style-name="T24">Don ton forget to msg.saveChanges()</text:span> - makes headers consistent</text:p>
      <text:p text:style-name="P25"/>
      <text:p text:style-name="P15">To delate message</text:p>
      <text:p text:style-name="P39">Mark as deleted: msg.setFlag(Flags.Flag.DELETED, true)</text:p>
      <text:p text:style-name="P80"><text:span text:style-name="T16">P</text:span><text:span text:style-name="T1">hysicaly remove “marked for deletion” messages during folder.close(&lt;</text:span><text:span text:style-name="T6">set true here if want to remove</text:span><text:span text:style-name="T1">&gt;)</text:span></text:p>
      <text:p text:style-name="P25"/>
      <text:p text:style-name="P7"/>
      <text:p text:style-name="P7"/>
      <text:p text:style-name="P8"><text:soft-page-break/>To search message</text:p>
      <text:p text:style-name="P32">Look at classes in <text:span text:style-name="T24">javax.mail.search</text:span> and use fl.<text:span text:style-name="T24">search</text:span>(…)</text:p>
      <text:p text:style-name="P89">SearchTerm is supertype for AddressTerm, AndTerm, FlagTerm and others(see javadoc)</text:p>
      <text:p text:style-name="P89"/>
      <text:p text:style-name="P92">Flags</text:p>
      <text:p text:style-name="P91">Permanent flags – not session-only flags. <text:span text:style-name="T30">POP3 does not support permanent flags.</text:span></text:p>
      <text:p text:style-name="P91">Some servers allow to have custome flags(called keywords), they do NOT start with ‘\’</text:p>
      <text:p text:style-name="P90">SEEN – set implicitely when get content</text:p>
      <text:p text:style-name="P32"/>
      <text:p text:style-name="P10">TSL/SSL</text:p>
      <text:p text:style-name="P42">Security.setProperty("ssl.SocketFactory.provider",</text:p>
      <text:p text:style-name="P36"><text:s text:c="6"/>DummySSLSocketFactory.class.getName());</text:p>
      <text:p text:style-name="P36">properties.setProperty(</text:p>
      <text:p text:style-name="P36"><text:s text:c="16"/>String.format("mail.%s.socketFactory.class", protocol),</text:p>
      <text:p text:style-name="P36"><text:s text:c="16"/>"javax.net.ssl.SSLSocketFactory");</text:p>
      <text:p text:style-name="P36"><text:s text:c="8"/>properties.setProperty(</text:p>
      <text:p text:style-name="P36"><text:s text:c="16"/>String.format("mail.%s.socketFactory.fallback", protocol),</text:p>
      <text:p text:style-name="P36"><text:s text:c="16"/>"false");</text:p>
      <text:p text:style-name="P36"><text:s text:c="8"/>properties.setProperty(</text:p>
      <text:p text:style-name="P36"><text:s text:c="16"/>String.format("mail.%s.socketFactory.port", protocol),</text:p>
      <text:p text:style-name="P36"><text:s text:c="16"/>String.valueOf(port));</text:p>
      <text:p text:style-name="P36"/>
      <text:p text:style-name="P12">Message with picture</text:p>
      <text:p text:style-name="P38">1) Attach image and reffer via CID. </text:p>
      <text:p text:style-name="P86"><text:span text:style-name="T20">MimeMultipart mp = new MimeMultipart(&lt;MIME subtype, </text:span><text:span text:style-name="T8">see below</text:span><text:span text:style-name="T20">&gt;) - multipart messages. Config body parts in </text:span><text:span text:style-name="T8">MimeBodyPart</text:span><text:span text:style-name="T20">(#setText(), #attachFile(), </text:span><text:span text:style-name="T22">also see #setDataHandler()</text:span><text:span text:style-name="T20">). </text:span></text:p>
      <text:p text:style-name="P86"><text:span text:style-name="T20">May link parts using content id: type “</text:span><text:a xlink:type="simple" xlink:href="cid:some-cid" text:style-name="Internet_20_link" text:visited-style-name="Visited_20_Internet_20_Link">cid:some-cid</text:a><text:span text:style-name="T20">” in html-body and .setContentID(“some-cid”) for image, which should be substituted.</text:span></text:p>
      <text:p text:style-name="P51">msg.setContent(mp) – finaly set multipart as content</text:p>
      <text:p text:style-name="P52">2) Inline image</text:p>
      <text:p text:style-name="P37">&lt;img src="data:image/jpeg;base64,&lt;base64-encoded-data-here&gt;" /&gt;</text:p>
      <text:p text:style-name="P33"/>
      <text:p text:style-name="P9">Options</text:p>
      <text:p text:style-name="P81"><text:span text:style-name="T15">mail.pop3.starttls.enable – </text:span><text:span text:style-name="T7">try to</text:span><text:span text:style-name="T15"> establish TLS connection before transfering auth data. If server does not support – continue as plain text(set </text:span><text:span text:style-name="T7">mail.pop3.starttls.required</text:span><text:span text:style-name="T15"> to fail).</text:span></text:p>
      <text:p text:style-name="P40"/>
      <text:p text:style-name="P82"><text:span text:style-name="T15">M</text:span><text:span text:style-name="T1">IME subtype</text:span></text:p>
      <text:p text:style-name="P34">MIME type consists of &lt;type&gt;/&lt;subtype&gt; : application/json</text:p>
      <text:p text:style-name="P34">Some relevant subtypes of type “multipart”:</text:p>
      <text:p text:style-name="P84"><text:span text:style-name="T18">1) mixed – body consists of </text:span><text:span text:style-name="T19">IN</text:span><text:span text:style-name="T18">dependent parts, which go in series</text:span></text:p>
      <text:p text:style-name="P83"><text:span text:style-name="T1">2) </text:span><text:span text:style-name="T17">related – body consists on dependent parts (can not render separately)</text:span></text:p>
      <text:p text:style-name="P35">3) alternative – each part is the same “meaning” but in different format (def. in Content-Type header)</text:p>
      <text:p text:style-name="P43"/>
      <text:p text:style-name="P57">Spring</text:p>
      <text:p text:style-name="P58">Sending e-mail</text:p>
      <text:p text:style-name="P58"/>
      <text:p text:style-name="P69">Dependencies</text:p>
      <text:p text:style-name="P74">&lt;dependency&gt;</text:p>
      <text:p text:style-name="P74"><text:s text:c="4"/>&lt;groupId&gt;org.springframework.integration&lt;/groupId&gt;</text:p>
      <text:p text:style-name="P74"><text:s text:c="4"/>&lt;artifactId&gt;spring-integration-mail&lt;/artifactId&gt;</text:p>
      <text:p text:style-name="P74"><text:s text:c="4"/>&lt;version&gt;5.4.3&lt;/version&gt;</text:p>
      <text:p text:style-name="P74"><text:soft-page-break/>&lt;/dependency&gt;</text:p>
      <text:p text:style-name="P69">or</text:p>
      <text:p text:style-name="P74">&lt;dependency&gt;</text:p>
      <text:p text:style-name="P74"><text:s text:c="4"/>&lt;groupId&gt;org.springframework.boot&lt;/groupId&gt;</text:p>
      <text:p text:style-name="P74"><text:s text:c="4"/>&lt;artifactId&gt;spring-boot-starter-mail&lt;/artifactId&gt;</text:p>
      <text:p text:style-name="P74"><text:s text:c="4"/>&lt;version&gt;2.3.4.RELEASE&lt;/version&gt;</text:p>
      <text:p text:style-name="P74">&lt;/dependency&gt;</text:p>
      <text:p text:style-name="P60"/>
      <text:p text:style-name="P68">Classes</text:p>
      <text:p text:style-name="P70"><text:span text:style-name="T42">1) Package </text:span>org.springframework.mail</text:p>
      <text:p text:style-name="P70">MailSender – central interface for sending</text:p>
      <text:p text:style-name="P71">SimpleMailMessage – DTO for simple content</text:p>
      <text:p text:style-name="P71"/>
      <text:p text:style-name="P71">2) Package org.springframework.mail.javamail</text:p>
      <text:p text:style-name="P72">JavaMailSender – sender with features of Java Mail; <text:span text:style-name="T47">spring’s impl. </text:span><text:span text:style-name="T29">JavaMailSenderImpl</text:span><text:span text:style-name="T41"> </text:span></text:p>
      <text:p text:style-name="P71">MimeMessagePreparator – callback with 1 method, prepares MimeMessage (input argument)</text:p>
      <text:p text:style-name="P71">MimeMessageHelper – <text:span text:style-name="T43">provides less verbose setters;</text:span></text:p>
      <text:p text:style-name="P87"><text:span text:style-name="T44"><text:tab/></text:span><text:span text:style-name="T45">create </text:span><text:span text:style-name="T44">MimeMessageHelper </text:span><text:span text:style-name="T45">with (&lt;MimeMessage inst&gt;)</text:span></text:p>
      <text:p text:style-name="P77"><text:tab/>invoke methods of Helper:</text:p>
      <text:p text:style-name="P87"><text:span text:style-name="T45"><text:tab/><text:tab/>setTo, setText, addAttachment, addInline(</text:span><text:span text:style-name="T46">for inline images</text:span><text:span text:style-name="T45">)</text:span></text:p>
      <text:p text:style-name="P87"><text:span text:style-name="T45"><text:tab/></text:span><text:span text:style-name="T46">user configured &lt;MimeMessage inst&gt;</text:span></text:p>
      <text:p text:style-name="P77"/>
      <text:p text:style-name="P68">Configuration</text:p>
      <text:p text:style-name="P73">1) application properties (namespace spring.mail)</text:p>
      <text:p text:style-name="P20">spring:</text:p>
      <text:p text:style-name="P20"><text:s text:c="2"/>mail:</text:p>
      <text:p text:style-name="P20"><text:s text:c="4"/>password: t0pS3cReT</text:p>
      <text:p text:style-name="P20"><text:s text:c="4"/>username: yourmail@gmail.com</text:p>
      <text:p text:style-name="P20"><text:s text:c="4"/>host: smtp.gmail.com</text:p>
      <text:p text:style-name="P20"><text:s text:c="4"/>port: 587</text:p>
      <text:p text:style-name="P20"><text:s text:c="4"/>protocol: smtp</text:p>
      <text:p text:style-name="P20"><text:s text:c="4"/>properties:</text:p>
      <text:p text:style-name="P20"><text:s text:c="6"/>mail:</text:p>
      <text:p text:style-name="P20"><text:s text:c="8"/>smtp:</text:p>
      <text:p text:style-name="P20"><text:s text:c="10"/>auth: true</text:p>
      <text:p text:style-name="P20"><text:s text:c="10"/>starttls:</text:p>
      <text:p text:style-name="P20"><text:s text:c="12"/>enable: true</text:p>
      <text:p text:style-name="P20"/>
      <text:p text:style-name="P47">2) programmatic</text:p>
      <text:p text:style-name="P47">mailSenderImpl.setHost/Port/ … /<text:span text:style-name="T48">Session/</text:span><text:span text:style-name="T49">JavaMailProperties</text:span></text:p>
      <text:p text:style-name="P47"/>
      <text:p text:style-name="P58">Receiving e-mails</text:p>
      <text:p text:style-name="P49"/>
      <text:p text:style-name="P49">Receiving is build on Spring-Integration</text:p>
      <text:p text:style-name="P48"/>
      <text:p text:style-name="P13">Dependencies</text:p>
      <text:p text:style-name="P75">&lt;dependency&gt;</text:p>
      <text:p text:style-name="P75"><text:s text:c="4"/>&lt;groupId&gt;org.springframework.integration&lt;/groupId&gt;</text:p>
      <text:p text:style-name="P75"><text:s text:c="4"/>&lt;artifactId&gt;spring-integration-mail&lt;/artifactId&gt;</text:p>
      <text:p text:style-name="P75"><text:s text:c="4"/>&lt;version&gt;5.4.3&lt;/version&gt;</text:p>
      <text:p text:style-name="P75">&lt;/dependency&gt;</text:p>
      <text:p text:style-name="P75"/>
      <text:p text:style-name="P76"><text:soft-page-break/>Classes</text:p>
      <text:p text:style-name="P76">MailReceiver – basic interface for receiving messages</text:p>
      <text:p text:style-name="P48"/>
      <text:p text:style-name="P48">Pop3MailReceiver <text:s/>- <text:span text:style-name="T51">impl. Of MailReceiver; receive synchronously(by polling); construct passing uri to store </text:span>pop3://usr:pwd@localhost/INBOX</text:p>
      <text:p text:style-name="P50"/>
      <text:p text:style-name="P50">ImapMailReceiver – same as above</text:p>
      <text:p text:style-name="P50">ImapIdleChannelAdapter – receive messages asynchronously, server should support IMAP IDLE command.</text:p>
      <text:p text:style-name="P50"/>
      <text:p text:style-name="P50">https://stackoverflow.com/questions/59712461/asynchronous-mail-receiving-with-spring-boot-and-spring-integratio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7H1M53S</meta:editing-duration>
    <meta:editing-cycles>32</meta:editing-cycles>
    <meta:generator>LibreOffice/7.0.3.1$Windows_X86_64 LibreOffice_project/d7547858d014d4cf69878db179d326fc3483e082</meta:generator>
    <dc:date>2021-02-26T19:44:45.534000000</dc:date>
    <meta:document-statistic meta:table-count="0" meta:image-count="0" meta:object-count="0" meta:page-count="5" meta:paragraph-count="159" meta:word-count="790" meta:character-count="7327" meta:non-whitespace-character-count="6410"/>
  </office:meta>
</office:document-meta>
</file>